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D0000011CF922BD1F1B64E46A.png" manifest:media-type="image/png"/>
  <manifest:file-entry manifest:full-path="Pictures/1000020100000332000001143D9F8560D6F53F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1.642cm" svg:height="7.302cm" svg:x="2.237cm" svg:y="-0.015cm">
          <draw:image xlink:href="Pictures/1000020100000332000001143D9F8560D6F53F2E.png" xlink:type="simple" xlink:show="embed" xlink:actuate="onLoad">
            <text:p/>
          </draw:image>
        </draw:frame>
        <draw:frame draw:style-name="gr1" draw:text-style-name="P1" draw:layer="layout" svg:width="21.763cm" svg:height="7.513cm" svg:x="2.637cm" svg:y="8.087cm">
          <draw:image xlink:href="Pictures/100002010000030D0000011CF922BD1F1B64E46A.png" xlink:type="simple" xlink:show="embed" xlink:actuate="onLoad">
            <text:p/>
          </draw:image>
        </draw:frame>
        <draw:frame draw:style-name="gr1" draw:text-style-name="P1" draw:layer="layout" svg:width="21.763cm" svg:height="7.913cm" svg:x="2.637cm" svg:y="6.174cm">
          <draw:image xlink:href="Pictures/100002010000030D0000011CF922BD1F1B64E46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Zug</meta:initial-creator>
    <meta:creation-date>2020-11-19T13:27:11.575520672</meta:creation-date>
    <dc:date>2020-11-19T13:31:53.515807526</dc:date>
    <dc:creator>Sebastian Zug</dc:creator>
    <meta:editing-duration>PT23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